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Monaco" svg:font-family="Monaco, Consolas, 'Courier News', monospace"/>
    <style:font-face style:name="OpenSymbol" svg:font-family="OpenSymbol"/>
    <style:font-face style:name="Tahoma" svg:font-family="Tahoma, Arial, sans-serif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left" fo:background-color="#ffffff">
        <style:background-image/>
      </style:table-properties>
    </style:style>
    <style:style style:name="Table1.A" style:family="table-column">
      <style:table-column-properties style:column-width="1.8618in"/>
    </style:style>
    <style:style style:name="Table1.B" style:family="table-column">
      <style:table-column-properties style:column-width="5.0632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333333" fo:padding="0in" fo:border="none">
        <style:background-image/>
      </style:table-cell-properties>
    </style:style>
    <style:style style:name="Table1.2" style:family="table-row">
      <style:table-row-properties fo:background-color="#e9f5fb">
        <style:background-image/>
      </style:table-row-properties>
    </style:style>
    <style:style style:name="Table1.A2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3" style:family="table-row">
      <style:table-row-properties fo:background-color="#f6f7f8">
        <style:background-image/>
      </style:table-row-properties>
    </style:style>
    <style:style style:name="Table1.A3" style:family="table-cell">
      <style:table-cell-properties style:vertical-align="middle" fo:background-color="#f6f7f8" fo:padding="0in" fo:border="none">
        <style:background-image/>
      </style:table-cell-properties>
    </style:style>
    <style:style style:name="Table1.4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paragraph-properties fo:margin-left="0in" fo:margin-right="0in" fo:margin-top="0in" fo:margin-bottom="0in" style:line-height-at-least="0.1874in" fo:orphans="2" fo:widows="2" fo:text-indent="0in" style:auto-text-indent="false" fo:padding="0in" fo:border="none"/>
      <style:text-properties fo:font-variant="normal" fo:text-transform="none" fo:color="#333333" fo:letter-spacing="normal" fo:background-color="#ffffff"/>
    </style:style>
    <style:style style:name="P2" style:family="paragraph" style:parent-style-name="Standard">
      <style:paragraph-properties fo:margin-left="0in" fo:margin-right="0in" fo:margin-top="0in" fo:margin-bottom="0in" style:line-height-at-least="0.2709in" fo:text-align="justify" style:justify-single-word="false" fo:orphans="2" fo:widows="2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margin-top="0in" fo:margin-bottom="0in" style:line-height-at-least="0.2709in" fo:orphans="2" fo:widows="2" fo:text-indent="0in" style:auto-text-indent="false" fo:padding="0in" fo:border="none"/>
    </style:style>
    <style:style style:name="P4" style:family="paragraph" style:parent-style-name="Standard">
      <style:paragraph-properties fo:margin-left="0.4165in" fo:margin-right="0in" fo:margin-top="0in" fo:margin-bottom="0in" style:line-height-at-least="0.2709in" fo:orphans="2" fo:widows="2" fo:text-indent="0in" style:auto-text-indent="false" fo:padding="0in" fo:border="none"/>
      <style:text-properties fo:font-variant="normal" fo:text-transform="none" fo:color="#333333" style:font-name="Arial1" fo:font-size="9.75pt" fo:letter-spacing="normal" fo:font-style="normal" fo:font-weight="normal" fo:background-color="transparent"/>
    </style:style>
    <style:style style:name="P5" style:family="paragraph" style:parent-style-name="Standard">
      <style:paragraph-properties fo:margin-left="0.4165in" fo:margin-right="0in" fo:margin-top="0in" fo:margin-bottom="0.1965in" style:line-height-at-least="0.2709in" fo:orphans="2" fo:widows="2" fo:text-indent="0in" style:auto-text-indent="false" fo:padding="0in" fo:border="none"/>
      <style:text-properties fo:font-variant="normal" fo:text-transform="none" fo:color="#333333" style:font-name="Tahoma" fo:font-size="9pt" fo:letter-spacing="normal" fo:font-style="normal" fo:font-weight="normal" fo:background-color="#ffffff"/>
    </style:style>
    <style:style style:name="P6" style:family="paragraph" style:parent-style-name="Text_20_body">
      <style:paragraph-properties fo:margin-left="0.4165in" fo:margin-right="0in" fo:margin-top="0in" fo:margin-bottom="0in" style:line-height-at-least="0.2709in" fo:orphans="2" fo:widows="2" fo:text-indent="0in" style:auto-text-indent="false" fo:padding="0in" fo:border="none"/>
    </style:style>
    <style:style style:name="P7" style:family="paragraph" style:parent-style-name="Text_20_body">
      <style:paragraph-properties fo:margin-left="0.4165in" fo:margin-right="0in" style:line-height-at-least="0.2709in" fo:orphans="2" fo:widows="2" fo:text-indent="0in" style:auto-text-indent="false" fo:padding="0in" fo:border="none"/>
      <style:text-properties fo:font-variant="normal" fo:text-transform="none" fo:color="#333333" style:font-name="Tahoma" fo:font-size="9pt" fo:letter-spacing="normal" fo:font-style="normal" fo:font-weight="normal" fo:background-color="#ffffff"/>
    </style:style>
    <style:style style:name="P8" style:family="paragraph" style:parent-style-name="Preformatted_20_Text">
      <style:paragraph-properties fo:margin-left="0.4165in" fo:margin-right="0in" fo:margin-top="0in" fo:margin-bottom="0in" fo:line-height="150%" fo:orphans="2" fo:widows="2" fo:text-indent="0in" style:auto-text-indent="false" fo:background-color="#ffffcc" fo:padding="0in" fo:border="none">
        <style:background-image/>
      </style:paragraph-properties>
      <style:text-properties fo:font-variant="normal" fo:text-transform="none" fo:color="#333333" style:font-name="Monaco" fo:font-size="9.75pt" fo:letter-spacing="normal" fo:font-style="normal" fo:font-weight="normal" fo:background-color="transparent"/>
    </style:style>
    <style:style style:name="P9" style:family="paragraph" style:parent-style-name="Preformatted_20_Text">
      <style:paragraph-properties fo:margin-left="0.4165in" fo:margin-right="0in" fo:margin-top="0in" fo:margin-bottom="0in" fo:line-height="150%" fo:orphans="2" fo:widows="2" fo:text-indent="0in" style:auto-text-indent="false" fo:background-color="#ffffcc" fo:padding="0in" fo:border="none">
        <style:background-image/>
      </style:paragraph-properties>
      <style:text-properties fo:font-variant="normal" fo:text-transform="none" fo:color="#333333" fo:letter-spacing="normal" fo:background-color="transparent"/>
    </style:style>
    <style:style style:name="P10" style:family="paragraph" style:parent-style-name="Preformatted_20_Text">
      <style:paragraph-properties fo:margin-left="0in" fo:margin-right="0in" fo:margin-top="0in" fo:margin-bottom="0in" fo:line-height="150%" fo:orphans="2" fo:widows="2" fo:text-indent="0in" style:auto-text-indent="false" fo:background-color="#ffffcc" fo:padding="0in" fo:border="none">
        <style:background-image/>
      </style:paragraph-properties>
      <style:text-properties fo:font-variant="normal" fo:text-transform="none" fo:color="#333333" style:font-name="Monaco" fo:font-size="9.75pt" fo:letter-spacing="normal" fo:font-style="normal" fo:font-weight="normal" fo:background-color="transparent"/>
    </style:style>
    <style:style style:name="P11" style:family="paragraph" style:parent-style-name="Preformatted_20_Text">
      <style:paragraph-properties fo:margin-left="0in" fo:margin-right="0in" fo:margin-top="0in" fo:margin-bottom="0in" fo:line-height="150%" fo:orphans="2" fo:widows="2" fo:text-indent="0in" style:auto-text-indent="false" fo:background-color="#ffffcc" fo:padding="0in" fo:border="none">
        <style:background-image/>
      </style:paragraph-properties>
      <style:text-properties fo:font-variant="normal" fo:text-transform="none" fo:color="#333333" fo:letter-spacing="normal" fo:background-color="transparent"/>
    </style:style>
    <style:style style:name="P12" style:family="paragraph" style:parent-style-name="Table_20_Heading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3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</style:style>
    <style:style style:name="P14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color="#0088cc" style:text-underline-style="solid" style:text-underline-width="auto" style:text-underline-color="font-color" fo:background-color="transparent"/>
    </style:style>
    <style:style style:name="P15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background-color="transparent"/>
    </style:style>
    <style:style style:name="P16" style:family="paragraph" style:parent-style-name="Table_20_Contents">
      <style:paragraph-properties fo:margin-left="0in" fo:margin-right="0in" fo:margin-top="0in" fo:margin-bottom="0in" style:line-height-at-least="0.25in" fo:text-align="justify" style:justify-single-word="false" fo:text-indent="0in" style:auto-text-indent="false" fo:padding="0in" fo:border="none"/>
      <style:text-properties fo:background-color="transparent"/>
    </style:style>
    <style:style style:name="P17" style:family="paragraph" style:parent-style-name="Table_20_Contents">
      <style:paragraph-properties fo:margin-left="0in" fo:margin-right="0in" fo:margin-top="0in" fo:margin-bottom="0in" style:line-height-at-least="0.2709in" fo:text-align="justify" style:justify-single-word="false" fo:text-indent="0in" style:auto-text-indent="false" fo:padding="0in" fo:border="none"/>
      <style:text-properties style:font-name="Arial1" fo:font-size="9.75pt" fo:background-color="transparent"/>
    </style:style>
    <style:style style:name="P18" style:family="paragraph" style:parent-style-name="Table_20_Contents">
      <style:paragraph-properties fo:margin-left="0in" fo:margin-right="0in" fo:margin-top="0in" fo:margin-bottom="0in" style:line-height-at-least="0.2709in" fo:text-align="justify" style:justify-single-word="false" fo:text-indent="0in" style:auto-text-indent="false" fo:padding="0in" fo:border="none"/>
    </style:style>
    <style:style style:name="P19" style:family="paragraph" style:parent-style-name="Table_20_Contents" style:list-style-name="L1">
      <style:paragraph-properties fo:margin-left="0in" fo:margin-right="0in" fo:margin-top="0in" fo:margin-bottom="0in" style:line-height-at-least="0.1772in" fo:text-indent="0in" style:auto-text-indent="false" fo:background-color="transparent" fo:padding-left="0.052in" fo:padding-right="0.052in" fo:padding-top="0.0209in" fo:padding-bottom="0.0209in" fo:border="0.06pt solid #cdcdcd">
        <style:background-image/>
      </style:paragraph-properties>
      <style:text-properties fo:font-size="8.25pt" fo:background-color="#e9f5fb"/>
    </style:style>
    <style:style style:name="P20" style:family="paragraph" style:parent-style-name="Table_20_Contents" style:list-style-name="L2">
      <style:paragraph-properties fo:margin-left="0in" fo:margin-right="0in" fo:margin-top="0in" fo:margin-bottom="0in" style:line-height-at-least="0.1772in" fo:text-indent="0in" style:auto-text-indent="false" fo:background-color="transparent" fo:padding-left="0.052in" fo:padding-right="0.052in" fo:padding-top="0.0209in" fo:padding-bottom="0.0209in" fo:border="0.06pt solid #cdcdcd">
        <style:background-image/>
      </style:paragraph-properties>
      <style:text-properties fo:font-size="8.25pt" fo:background-color="#e9f5fb"/>
    </style:style>
    <style:style style:name="P21" style:family="paragraph" style:parent-style-name="Table_20_Contents" style:list-style-name="L3">
      <style:paragraph-properties fo:margin-left="0in" fo:margin-right="0in" fo:margin-top="0in" fo:margin-bottom="0in" style:line-height-at-least="0.1772in" fo:text-indent="0in" style:auto-text-indent="false" fo:background-color="transparent" fo:padding-left="0.052in" fo:padding-right="0.052in" fo:padding-top="0.0209in" fo:padding-bottom="0.0209in" fo:border="0.06pt solid #cdcdcd">
        <style:background-image/>
      </style:paragraph-properties>
      <style:text-properties fo:font-size="8.25pt" fo:background-color="#e9f5fb"/>
    </style:style>
    <style:style style:name="P22" style:family="paragraph" style:parent-style-name="Table_20_Contents">
      <style:paragraph-properties fo:margin-left="0in" fo:margin-right="0in" fo:margin-top="0in" fo:margin-bottom="0in" style:line-height-at-least="0.2709in" fo:text-align="justify" style:justify-single-word="false" fo:text-indent="0in" style:auto-text-indent="false" fo:background-color="transparent" fo:padding="0in" fo:border="none">
        <style:background-image/>
      </style:paragraph-properties>
    </style:style>
    <style:style style:name="P23" style:family="paragraph" style:parent-style-name="Table_20_Contents">
      <style:paragraph-properties fo:margin-left="0in" fo:margin-right="0in" fo:margin-top="0.1563in" fo:margin-bottom="0.1563in" fo:text-align="justify" style:justify-single-word="false" fo:text-indent="0in" style:auto-text-indent="false" fo:background-color="transparent" fo:padding="0in" fo:border="none">
        <style:background-image/>
      </style:paragraph-properties>
    </style:style>
    <style:style style:name="T1" style:family="text">
      <style:text-properties style:font-name="Arial1" fo:font-size="9.75pt" fo:background-color="transparen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background-color="transparent"/>
    </style:style>
    <style:style style:name="T4" style:family="text">
      <style:text-properties fo:color="#0088cc" style:font-name="Arial1" fo:font-size="9.75pt" style:text-underline-style="solid" style:text-underline-width="auto" style:text-underline-color="font-color" fo:background-color="transparent"/>
    </style:style>
    <style:style style:name="T5" style:family="text">
      <style:text-properties fo:color="#0088cc" fo:font-size="9pt" style:text-underline-style="solid" style:text-underline-width="auto" style:text-underline-color="font-color" fo:background-color="transparent"/>
    </style:style>
    <style:style style:name="T6" style:family="text">
      <style:text-properties fo:font-variant="normal" fo:text-transform="none" fo:color="#333333" style:font-name="Arial1" fo:font-size="9.75pt" fo:letter-spacing="normal" fo:font-style="normal" fo:font-weight="normal" fo:background-color="transparent"/>
    </style:style>
    <style:style style:name="T7" style:family="text">
      <style:text-properties fo:font-variant="normal" fo:text-transform="none" fo:color="#0088cc" style:font-name="Arial1" fo:font-size="9.75pt" fo:letter-spacing="normal" fo:font-style="normal" style:text-underline-style="solid" style:text-underline-width="auto" style:text-underline-color="font-color" fo:font-weight="normal" fo:background-color="transparent"/>
    </style:style>
    <style:style style:name="T8" style:family="text">
      <style:text-properties style:font-name="Monaco" fo:font-size="9.75pt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6.6665in" svg:height="5in" draw:z-index="0"><draw:image xlink:href="http://www.engineersgarage.com/sites/default/files/Interfacing-keypad-with-AVR-Microcontroller.jpg?1295606351" xlink:type="simple" xlink:show="embed" xlink:actuate="onLoad"/></draw:frame></text:p>
      <text:p text:style-name="P2"><text:span text:style-name="T6">Keypad is most widely used input device to provide input from the outside world to the </text:span><text:a xlink:type="simple" xlink:href="http://www.engineersgarage.com/microcontroller"><text:span text:style-name="T7">microcontroller</text:span></text:a><text:span text:style-name="T6">. The keypad makes an application more users interactive.  The concept of interfacing a keypad with the </text:span><text:a xlink:type="simple" xlink:href="http://www.engineersgarage.com/atmega16-avr-microcontroller"><text:span text:style-name="T7">ATmega16</text:span></text:a><text:span text:style-name="T6"> is similar to <text:s/>interfacing it with any other microcontroller. The article of </text:span><text:a xlink:type="simple" xlink:href="http://www.engineersgarage.com/microcontroller/8051projects/interface-keypad-AT89C51"><text:span text:style-name="T7">Interfacing keypad with 8051</text:span></text:a><text:span text:style-name="T6"> can be referred for detailed description of the methodology used here. This article explains the interfacing of a 4x3 keypad with </text:span><text:a xlink:type="simple" xlink:href="http://www.engineersgarage.com/articles/avr-microcontroller"><text:span text:style-name="T7">AVR microcontroller</text:span></text:a><text:span text:style-name="T6"> (ATmega16) and displaying the output on a </text:span><text:a xlink:type="simple" xlink:href="http://www.engineersgarage.com/content/lcd"><text:span text:style-name="T7">LCD</text:span></text:a><text:span text:style-name="T6">.</text:span></text:p>
      <text:p text:style-name="P3"><text:span text:style-name="T6">The algorithm and detailed explanation for </text:span><text:a xlink:type="simple" xlink:href="http://www.engineersgarage.com/microcontroller/8051projects/interface-keypad-AT89C51"><text:span text:style-name="T7">keypad interfacing</text:span></text:a><text:span text:style-name="T6"> is given in above mentioned article. The brief steps to interface the keypad with </text:span><text:a xlink:type="simple" xlink:href="http://www.engineersgarage.com/articles/avr-microcontroller"><text:span text:style-name="T7">AVR</text:span></text:a><text:span text:style-name="T6"> are written below:</text:span></text:p>
      <text:p text:style-name="P4">1.                  Configure the row pins or column pins.</text:p>
      <text:p text:style-name="P4">2.                  Make all output pins to low and input pins to high.</text:p>
      <text:p text:style-name="P5"><text:span text:style-name="T1">3.                  Keep monitoring the port value, where the key pad is connected.</text:span> </text:p>
      <text:p text:style-name="P8">while(1)</text:p>
      <text:p text:style-name="P9"><text:s text:c="8"/><text:span text:style-name="T8">{</text:span></text:p>
      <text:p text:style-name="P9"><text:s text:c="15"/><text:span text:style-name="T8">PORTD=0xF0; <text:s text:c="12"/>//set all the input to one</text:span></text:p>
      <text:p text:style-name="P9"><text:s text:c="14"/><text:span text:style-name="T8">value=PIND; <text:s text:c="12"/>//get the PORTD value in variable “value”</text:span></text:p>
      <text:p text:style-name="P9"><text:s text:c="15"/><text:span text:style-name="T8">if(value!=0xf0) <text:s text:c="8"/>//if any key is pressed value changed</text:span></text:p>
      <text:p text:style-name="P9"><text:s text:c="11"/><text:span text:style-name="T8">{</text:span></text:p>
      <text:p text:style-name="P9"><text:soft-page-break/><text:s text:c="23"/><text:span text:style-name="T8">check1();</text:span></text:p>
      <text:p text:style-name="P9"><text:s text:c="23"/><text:span text:style-name="T8">check2();</text:span></text:p>
      <text:p text:style-name="P9"><text:s text:c="23"/><text:span text:style-name="T8">check3();</text:span></text:p>
      <text:p text:style-name="P9"><text:s text:c="23"/><text:span text:style-name="T8">check4();</text:span></text:p>
      <text:p text:style-name="P9"><text:s text:c="15"/><text:span text:style-name="T8">}</text:span></text:p>
      <text:p text:style-name="P9"><text:s text:c="7"/><text:span text:style-name="T8">}</text:span></text:p>
      <text:p text:style-name="P7"><text:span text:style-name="T1">4.                  If there is any change in port value, make one of the output pin of port to zero and rest all high.</text:span> </text:p>
      <text:p text:style-name="P8">void check1(void)</text:p>
      <text:p text:style-name="P8">{</text:p>
      <text:p text:style-name="P9"><text:s text:c="6"/><text:span text:style-name="T8">//DDRD = 0xf0;</text:span></text:p>
      <text:p text:style-name="P9"><text:s text:c="2"/><text:span text:style-name="T8">pad =0b11111110;</text:span></text:p>
      <text:p text:style-name="P9"><text:s text:c="8"/><text:span text:style-name="T8">//pad &amp;= (0&lt;&lt;r1);</text:span></text:p>
      <text:p text:style-name="P9"><text:s text:c="7"/><text:span text:style-name="T8">_delay_us(10);</text:span></text:p>
      <text:p text:style-name="P9"><text:s text:c="2"/><text:span text:style-name="T8">if(bit_is_clear(PIND,c1))</text:span></text:p>
      <text:p text:style-name="P9"><text:s text:c="7"/><text:span text:style-name="T8">LCD_write('1');</text:span></text:p>
      <text:p text:style-name="P9"><text:s/><text:span text:style-name="T8">else if(bit_is_clear(PIND,c2))</text:span></text:p>
      <text:p text:style-name="P9"><text:s text:c="2"/><text:span text:style-name="T8">LCD_write('2');</text:span></text:p>
      <text:p text:style-name="P9"><text:s/><text:span text:style-name="T8">else if(bit_is_clear(PIND,c3))</text:span></text:p>
      <text:p text:style-name="P9"><text:s text:c="2"/><text:span text:style-name="T8">LCD_write('3');</text:span></text:p>
      <text:p text:style-name="P8">}</text:p>
      <text:p text:style-name="P6"><text:span text:style-name="T6">5.                  If any of input pin found zero, write the particular pin data to </text:span><text:a xlink:type="simple" xlink:href="http://www.engineersgarage.com/content/lcd"><text:span text:style-name="T7">LCD</text:span></text:a><text:span text:style-name="T6">, else continue with the step (4).</text:span></text:p>
      <text:p text:style-name="Standard"><draw:frame draw:style-name="fr1" draw:name="graphics2" text:anchor-type="as-char" svg:width="0.7862in" svg:height="0.3929in" draw:z-index="1"><draw:image xlink:href="http://www.engineersgarage.com/contentprotector/files/Interface%20keypad%20with%20AVR%20microcontroller%20circuit.gif" xlink:type="simple" xlink:show="embed" xlink:actuate="onLoad"/></draw:frame></text:p>
      <text:p text:style-name="Standard"/>
      <text:p text:style-name="P10">/ Program to get input from keypad and display it on LCD.</text:p>
      <text:p text:style-name="P10">#include&lt;avr/io.h&gt;</text:p>
      <text:p text:style-name="P10">#include&lt;util/delay.h&gt;</text:p>
      <text:p text:style-name="P11"> </text:p>
      <text:p text:style-name="P10">#define pad PORTD</text:p>
      <text:p text:style-name="P10">#define r1 PD0</text:p>
      <text:p text:style-name="P10">#define r2 PD1</text:p>
      <text:p text:style-name="P10">#define r3 PD2</text:p>
      <text:p text:style-name="P10">#define r4 PD3</text:p>
      <text:p text:style-name="P11"> </text:p>
      <text:p text:style-name="P10">#define c1 PD4</text:p>
      <text:p text:style-name="P10">#define c2 PD5</text:p>
      <text:p text:style-name="P10">#define c3 PD6</text:p>
      <text:p text:style-name="P11"> </text:p>
      <text:p text:style-name="P10"><text:soft-page-break/>void check1(void);</text:p>
      <text:p text:style-name="P10">void check2(void);  </text:p>
      <text:p text:style-name="P10">void check3(void);</text:p>
      <text:p text:style-name="P10">void check4(void);</text:p>
      <text:p text:style-name="P11"> </text:p>
      <text:p text:style-name="P10">#define LCD_DATA PORTA <text:s text:c="15"/>//LCD data port</text:p>
      <text:p text:style-name="P11"> </text:p>
      <text:p text:style-name="P10">#define ctrl PORTB</text:p>
      <text:p text:style-name="P10">#define en PB2 <text:s text:c="15"/>//enable signal</text:p>
      <text:p text:style-name="P10">#define rw PB1 <text:s text:c="10"/>//read/write signal</text:p>
      <text:p text:style-name="P10">#define rs PB0 <text:s text:c="14"/>//resister select signal</text:p>
      <text:p text:style-name="P11"> </text:p>
      <text:p text:style-name="P10">void LCD_cmd(unsigned char cmd);</text:p>
      <text:p text:style-name="P10">void init_LCD(void);</text:p>
      <text:p text:style-name="P10">void LCD_write(unsigned char data);</text:p>
      <text:p text:style-name="P11"> </text:p>
      <text:p text:style-name="P10">unsigned int press;</text:p>
      <text:p text:style-name="P11"> </text:p>
      <text:p text:style-name="P10">int main()</text:p>
      <text:p text:style-name="P10">{</text:p>
      <text:p text:style-name="P11"><text:s text:c="8"/><text:span text:style-name="T8">unsigned char value; </text:span></text:p>
      <text:p text:style-name="P11"><text:s text:c="3"/><text:span text:style-name="T8">DDRA=0xff; <text:s text:c="13"/>//LCD_DATA port as output port</text:span></text:p>
      <text:p text:style-name="P11"><text:s text:c="2"/><text:span text:style-name="T8">DDRB=0x07; <text:s text:c="13"/>//signal as out put</text:span></text:p>
      <text:p text:style-name="P11"><text:s text:c="5"/><text:span text:style-name="T8">DDRD=0x0F;</text:span></text:p>
      <text:p text:style-name="P11"><text:s text:c="6"/><text:span text:style-name="T8">pad=0xf0;</text:span></text:p>
      <text:p text:style-name="P11"><text:s text:c="7"/><text:span text:style-name="T8">init_LCD(); <text:s text:c="12"/>//initialization of LCD</text:span></text:p>
      <text:p text:style-name="P11"><text:s/><text:span text:style-name="T8">LCD_write_string("press a key");</text:span></text:p>
      <text:p text:style-name="P11"><text:s text:c="8"/><text:span text:style-name="T8">LCD_cmd(0xc0);</text:span></text:p>
      <text:p text:style-name="P11"> </text:p>
      <text:p text:style-name="P11"> </text:p>
      <text:p text:style-name="P11"><text:s text:c="8"/><text:span text:style-name="T8">while(1)</text:span></text:p>
      <text:p text:style-name="P11"><text:s text:c="8"/><text:span text:style-name="T8">{</text:span></text:p>
      <text:p text:style-name="P11"><text:s text:c="15"/><text:span text:style-name="T8">PORTD=0xF0; <text:s text:c="12"/>//set all the input to one</text:span></text:p>
      <text:p text:style-name="P11"><text:s text:c="14"/><text:span text:style-name="T8">value=PIND; <text:s text:c="12"/>//get the PORTD value in variable “value”</text:span></text:p>
      <text:p text:style-name="P11"><text:s text:c="15"/><text:span text:style-name="T8">if(value!=0xf0) <text:s text:c="8"/>//if any key is pressed value changed</text:span></text:p>
      <text:p text:style-name="P11"><text:s text:c="11"/><text:span text:style-name="T8">{</text:span></text:p>
      <text:p text:style-name="P11"><text:s text:c="23"/><text:span text:style-name="T8">check1();</text:span></text:p>
      <text:p text:style-name="P11"><text:s text:c="23"/><text:span text:style-name="T8">check2();</text:span></text:p>
      <text:p text:style-name="P11"><text:s text:c="23"/><text:span text:style-name="T8">check3();</text:span></text:p>
      <text:p text:style-name="P11"><text:soft-page-break/><text:s text:c="23"/><text:span text:style-name="T8">check4();</text:span></text:p>
      <text:p text:style-name="P11"><text:s text:c="15"/><text:span text:style-name="T8">}</text:span></text:p>
      <text:p text:style-name="P11"><text:s text:c="7"/><text:span text:style-name="T8">}</text:span></text:p>
      <text:p text:style-name="P11"><text:s text:c="7"/><text:span text:style-name="T8">return 0;</text:span></text:p>
      <text:p text:style-name="P10">}</text:p>
      <text:p text:style-name="P11"> </text:p>
      <text:p text:style-name="P10">void check1(void)</text:p>
      <text:p text:style-name="P10">{</text:p>
      <text:p text:style-name="P11"><text:s text:c="3"/><text:span text:style-name="T8">//DDRD = 0xf0;</text:span></text:p>
      <text:p text:style-name="P11"><text:s text:c="2"/><text:span text:style-name="T8">pad =0b11111110;</text:span></text:p>
      <text:p text:style-name="P11"><text:s text:c="8"/><text:span text:style-name="T8">//pad &amp;= (0&lt;&lt;r1);</text:span></text:p>
      <text:p text:style-name="P11"><text:s text:c="7"/><text:span text:style-name="T8">_delay_us(10);</text:span></text:p>
      <text:p text:style-name="P11"><text:s text:c="2"/><text:span text:style-name="T8">if(bit_is_clear(PIND,c1))</text:span></text:p>
      <text:p text:style-name="P11"><text:s text:c="7"/><text:span text:style-name="T8">LCD_write('1');</text:span></text:p>
      <text:p text:style-name="P11"><text:s/><text:span text:style-name="T8">else if(bit_is_clear(PIND,c2))</text:span></text:p>
      <text:p text:style-name="P11"><text:s text:c="2"/><text:span text:style-name="T8">LCD_write('2');</text:span></text:p>
      <text:p text:style-name="P11"><text:s/><text:span text:style-name="T8">else if(bit_is_clear(PIND,c3))</text:span></text:p>
      <text:p text:style-name="P11"><text:s text:c="2"/><text:span text:style-name="T8">LCD_write('3');</text:span></text:p>
      <text:p text:style-name="P10">}</text:p>
      <text:p text:style-name="P11"> </text:p>
      <text:p text:style-name="P11"> </text:p>
      <text:p text:style-name="P10">void check2(void)</text:p>
      <text:p text:style-name="P10">{</text:p>
      <text:p text:style-name="P11"><text:s text:c="4"/><text:span text:style-name="T8">pad=0b11111101;</text:span></text:p>
      <text:p text:style-name="P11"><text:s/><text:span text:style-name="T8">/pad &amp;= (0&lt;&lt;r2);</text:span></text:p>
      <text:p text:style-name="P11"><text:s text:c="8"/><text:span text:style-name="T8">_delay_us(10);</text:span></text:p>
      <text:p text:style-name="P11"><text:s text:c="2"/><text:span text:style-name="T8">if(bit_is_clear(PIND,c1))</text:span></text:p>
      <text:p text:style-name="P11"><text:s text:c="7"/><text:span text:style-name="T8">LCD_write('4');</text:span></text:p>
      <text:p text:style-name="P11"><text:s/><text:span text:style-name="T8">else if(bit_is_clear(PIND,c2))</text:span></text:p>
      <text:p text:style-name="P11"><text:s text:c="2"/><text:span text:style-name="T8">LCD_write('5');</text:span></text:p>
      <text:p text:style-name="P11"><text:s/><text:span text:style-name="T8">else if(bit_is_clear(PIND,c3))</text:span></text:p>
      <text:p text:style-name="P11"><text:s text:c="2"/><text:span text:style-name="T8">LCD_write('6');</text:span></text:p>
      <text:p text:style-name="P10">}</text:p>
      <text:p text:style-name="P11"> </text:p>
      <text:p text:style-name="P10">void check3(void)</text:p>
      <text:p text:style-name="P10">{</text:p>
      <text:p text:style-name="P11"><text:s text:c="5"/><text:span text:style-name="T8">pad=0b11111011;</text:span></text:p>
      <text:p text:style-name="P11"><text:s/><text:span text:style-name="T8">//pad &amp;= (0&lt;&lt;r3);</text:span></text:p>
      <text:p text:style-name="P11"><text:s text:c="7"/><text:span text:style-name="T8">_delay_us(10);</text:span></text:p>
      <text:p text:style-name="P11"><text:soft-page-break/><text:s text:c="2"/><text:span text:style-name="T8">if(bit_is_clear(PIND,c1))</text:span></text:p>
      <text:p text:style-name="P11"><text:s text:c="7"/><text:span text:style-name="T8">LCD_write('7');</text:span></text:p>
      <text:p text:style-name="P11"><text:s/><text:span text:style-name="T8">else if(bit_is_clear(PIND,c2))</text:span></text:p>
      <text:p text:style-name="P11"><text:s text:c="2"/><text:span text:style-name="T8">LCD_write('8');</text:span></text:p>
      <text:p text:style-name="P11"><text:s/><text:span text:style-name="T8">else if(bit_is_clear(PIND,c3))</text:span></text:p>
      <text:p text:style-name="P11"><text:s text:c="2"/><text:span text:style-name="T8">LCD_write('9');</text:span></text:p>
      <text:p text:style-name="P10">}</text:p>
      <text:p text:style-name="P11"> </text:p>
      <text:p text:style-name="P10">void check4(void)</text:p>
      <text:p text:style-name="P10">{</text:p>
      <text:p text:style-name="P11"><text:s text:c="5"/><text:span text:style-name="T8">pad =0b11110111;</text:span></text:p>
      <text:p text:style-name="P11"><text:s text:c="8"/><text:span text:style-name="T8">//pad &amp;= (0&lt;&lt;r4);</text:span></text:p>
      <text:p text:style-name="P11"><text:s text:c="7"/><text:span text:style-name="T8">_delay_us(10);</text:span></text:p>
      <text:p text:style-name="P11"><text:s text:c="2"/><text:span text:style-name="T8">if(bit_is_clear(PIND,c1))</text:span></text:p>
      <text:p text:style-name="P11"><text:s text:c="7"/><text:span text:style-name="T8">LCD_write('#');</text:span></text:p>
      <text:p text:style-name="P11"><text:s/><text:span text:style-name="T8">else if(bit_is_clear(PIND,c2))</text:span></text:p>
      <text:p text:style-name="P11"><text:s text:c="2"/><text:span text:style-name="T8">LCD_write('0');</text:span></text:p>
      <text:p text:style-name="P11"><text:s/><text:span text:style-name="T8">else if(bit_is_clear(PIND,c3))</text:span></text:p>
      <text:p text:style-name="P11"><text:s text:c="2"/><text:span text:style-name="T8">LCD_write('*');</text:span></text:p>
      <text:p text:style-name="P10">}</text:p>
      <text:p text:style-name="P11"> </text:p>
      <text:p text:style-name="P11"> </text:p>
      <text:p text:style-name="P11"> </text:p>
      <text:p text:style-name="P10">void init_LCD(void)</text:p>
      <text:p text:style-name="P10">{</text:p>
      <text:p text:style-name="P11"> </text:p>
      <text:p text:style-name="P11"><text:s text:c="8"/><text:span text:style-name="T8">LCD_cmd(0x38); <text:s text:c="9"/>//initializtion of 16X2 LCD in 8bit mode</text:span></text:p>
      <text:p text:style-name="P11"><text:s text:c="8"/><text:span text:style-name="T8">_delay_ms(1);</text:span></text:p>
      <text:p text:style-name="P11"> </text:p>
      <text:p text:style-name="P11"><text:s text:c="2"/><text:span text:style-name="T8">LCD_cmd(0x01); <text:s text:c="9"/>//clear LCD</text:span></text:p>
      <text:p text:style-name="P11"><text:s text:c="5"/><text:span text:style-name="T8">_delay_ms(1);</text:span></text:p>
      <text:p text:style-name="P11"> </text:p>
      <text:p text:style-name="P11"><text:s text:c="2"/><text:span text:style-name="T8">LCD_cmd(0x0E); <text:s text:c="9"/>//cursor ON</text:span></text:p>
      <text:p text:style-name="P11"><text:s text:c="5"/><text:span text:style-name="T8">_delay_ms(1);</text:span></text:p>
      <text:p text:style-name="P11"> </text:p>
      <text:p text:style-name="P11"><text:s text:c="2"/><text:span text:style-name="T8">LCD_cmd(0x80); <text:s text:c="9"/>// ---8 go to first line and --0 is for 0th position</text:span></text:p>
      <text:p text:style-name="P11"><text:s text:c="4"/><text:span text:style-name="T8">_delay_ms(1);</text:span></text:p>
      <text:p text:style-name="P11"><text:s text:c="3"/><text:span text:style-name="T8">return;</text:span></text:p>
      <text:p text:style-name="P10">}</text:p>
      <text:p text:style-name="P11"><text:soft-page-break/> </text:p>
      <text:p text:style-name="P11"> </text:p>
      <text:p text:style-name="P10">void LCD_cmd(unsigned char cmd)</text:p>
      <text:p text:style-name="P10">{</text:p>
      <text:p text:style-name="P11"><text:s text:c="6"/><text:span text:style-name="T8">LCD_DATA=cmd;</text:span></text:p>
      <text:p text:style-name="P11"><text:s text:c="3"/><text:span text:style-name="T8">ctrl =(0&lt;&lt;rs)|(0&lt;&lt;rw)|(1&lt;&lt;en); <text:s/>// making RS and RW as LOW and EN as HIGH</text:span></text:p>
      <text:p text:style-name="P11"><text:s text:c="7"/><text:span text:style-name="T8">_delay_ms(1);</text:span></text:p>
      <text:p text:style-name="P11"><text:s text:c="3"/><text:span text:style-name="T8">ctrl =(0&lt;&lt;rs)|(0&lt;&lt;rw)|(0&lt;&lt;en); <text:s/>// making RS, RW , LOW and EN as LOW</text:span></text:p>
      <text:p text:style-name="P11"><text:s text:c="4"/><text:span text:style-name="T8">_delay_ms(50);</text:span></text:p>
      <text:p text:style-name="P11"><text:s text:c="2"/><text:span text:style-name="T8">return;</text:span></text:p>
      <text:p text:style-name="P10">}</text:p>
      <text:p text:style-name="P11"> </text:p>
      <text:p text:style-name="P11"> </text:p>
      <text:p text:style-name="P10">void LCD_write(unsigned char data)</text:p>
      <text:p text:style-name="P10">{</text:p>
      <text:p text:style-name="P11"><text:s text:c="3"/><text:span text:style-name="T8">LCD_DATA= data;</text:span></text:p>
      <text:p text:style-name="P11"><text:s/><text:span text:style-name="T8">ctrl = (1&lt;&lt;rs)|(0&lt;&lt;rw)|(1&lt;&lt;en); // making RW as LOW and RS, EN as HIGH</text:span></text:p>
      <text:p text:style-name="P11"><text:s text:c="2"/><text:span text:style-name="T8">_delay_ms(1);</text:span></text:p>
      <text:p text:style-name="P11"><text:s text:c="3"/><text:span text:style-name="T8">ctrl = (1&lt;&lt;rs)|(0&lt;&lt;rw)|(0&lt;&lt;en); // making EN and RW as LOW and RS HIGH</text:span></text:p>
      <text:p text:style-name="P11"><text:s text:c="2"/><text:span text:style-name="T8">_delay_ms(50); <text:s text:c="41"/>// give a 10 milli second delay to get thigs executed</text:span></text:p>
      <text:p text:style-name="P11"><text:s text:c="3"/><text:span text:style-name="T8">return ;</text:span></text:p>
      <text:p text:style-name="P10">}</text:p>
      <text:p text:style-name="P11"> </text:p>
      <text:p text:style-name="P10">void LCD_write_string(unsigned char *str) <text:s text:c="4"/>//take address vaue of the string in pionter *str</text:p>
      <text:p text:style-name="P10">{</text:p>
      <text:p text:style-name="P11"><text:s text:c="6"/><text:span text:style-name="T8">int i=0;</text:span></text:p>
      <text:p text:style-name="P11"><text:s text:c="8"/><text:span text:style-name="T8">while(str[i]!='\0') <text:s text:c="28"/>// loop will go on till the NULL charaters is soon in string </text:span></text:p>
      <text:p text:style-name="P11"><text:s text:c="3"/><text:span text:style-name="T8">{</text:span></text:p>
      <text:p text:style-name="P11"><text:s text:c="15"/><text:span text:style-name="T8">LCD_write(str[i]); <text:s text:c="29"/>// sending data on CD byte by byte</text:span></text:p>
      <text:p text:style-name="P11"><text:s text:c="14"/><text:span text:style-name="T8">i++;</text:span></text:p>
      <text:p text:style-name="P11"><text:s text:c="4"/><text:span text:style-name="T8">}</text:span></text:p>
      <text:p text:style-name="P11"><text:s text:c="7"/><text:span text:style-name="T8">return;</text:span></text:p>
      <text:p text:style-name="P10">}</text:p>
      <text:p text:style-name="Standard"/>
      <table:table table:name="Table1" table:style-name="Table1">
        <table:table-column table:style-name="Table1.A"/>
        <table:table-column table:style-name="Table1.B"/>
        <table:table-header-rows>
          <text:soft-page-break/>
          <table:table-row table:style-name="Table1.1">
            <table:table-cell table:style-name="Table1.A1" office:value-type="string">
              <text:p text:style-name="P12"/>
            </table:table-cell>
            <table:table-cell table:style-name="Table1.A1" office:value-type="string">
              <text:p text:style-name="P12"/>
            </table:table-cell>
          </table:table-row>
        </table:table-header-rows>
        <table:table-row table:style-name="Table1.2">
          <table:table-cell table:style-name="Table1.A2" office:value-type="string">
            <text:p text:style-name="P14"><draw:a xlink:type="simple" xlink:href="http://www.engineersgarage.com/electronic-components/presets-variable-resistors"><draw:frame draw:style-name="fr1" draw:name="graphics3" text:anchor-type="as-char" svg:width="1.7917in" svg:height="1.5835in" draw:z-index="2"><draw:image xlink:href="http://www.engineersgarage.com/sites/default/files/imagecache/thumbnailhome/Preset.jpg" xlink:type="simple" xlink:show="embed" xlink:actuate="onLoad"/></draw:frame></draw:a></text:p>
            <text:list xml:id="list2065751765" text:style-name="L1">
              <text:list-item>
                <text:p text:style-name="P19">19,907-Reads</text:p>
              </text:list-item>
            </text:list>
          </table:table-cell>
          <table:table-cell table:style-name="Table1.A2" office:value-type="string">
            <text:p text:style-name="P13"><text:a xlink:type="simple" xlink:href="http://www.engineersgarage.com/electronic-components/presets-variable-resistors"><text:span text:style-name="T5">Preset</text:span></text:a></text:p>
            <text:p text:style-name="P16"> </text:p>
            <text:p text:style-name="P17">A preset is a three legged electronic component which can be made to offer varying resistance in a circuit. The resistance is varied by adjusting the rotary control over it. The adjustment can be done by using a small screw driver or...</text:p>
          </table:table-cell>
        </table:table-row>
        <table:table-row table:style-name="Table1.3">
          <table:table-cell table:style-name="Table1.A3" office:value-type="string">
            <text:p text:style-name="P14"><draw:a xlink:type="simple" xlink:href="http://www.engineersgarage.com/electronic-components/16x2-lcd-module-datasheet"><draw:frame draw:style-name="fr1" draw:name="graphics4" text:anchor-type="as-char" svg:width="1.7917in" svg:height="1.5835in" draw:z-index="3"><draw:image xlink:href="http://www.engineersgarage.com/sites/default/files/imagecache/thumbnailhome/LCD%20%282%29.jpg" xlink:type="simple" xlink:show="embed" xlink:actuate="onLoad"/></draw:frame></draw:a></text:p>
            <text:list xml:id="list1714028378" text:style-name="L2">
              <text:list-item>
                <text:p text:style-name="P20">50,884-Reads</text:p>
              </text:list-item>
            </text:list>
          </table:table-cell>
          <table:table-cell table:style-name="Table1.A3" office:value-type="string">
            <text:p text:style-name="P13"><text:a xlink:type="simple" xlink:href="http://www.engineersgarage.com/electronic-components/16x2-lcd-module-datasheet"><text:span text:style-name="T5">LCD</text:span></text:a></text:p>
            <text:p text:style-name="P23"> </text:p>
            <text:p text:style-name="P22"><text:span text:style-name="T1">LCD (Liquid Crystal Display) screen is an electronic display module and find a wide range of applications. A 16x2 LCD display is very basic module and is very commonly used in various devices and circuits. These modules are preferred over </text:span><text:a xlink:type="simple" xlink:href="http://www.engineersgarage.com/content/seven-segment-display"><text:span text:style-name="T4">seven segments...</text:span></text:a></text:p>
          </table:table-cell>
        </table:table-row>
        <table:table-row table:style-name="Table1.4">
          <table:table-cell table:style-name="Table1.A2" office:value-type="string">
            <text:p text:style-name="P14"><draw:a xlink:type="simple" xlink:href="http://www.engineersgarage.com/electronic-components/atmega16-microcontroller"><draw:frame draw:style-name="fr1" draw:name="graphics5" text:anchor-type="as-char" svg:width="1.7917in" svg:height="1.5835in" draw:z-index="4"><draw:image xlink:href="http://www.engineersgarage.com/sites/default/files/imagecache/thumbnailhome/Atmega16.jpg" xlink:type="simple" xlink:show="embed" xlink:actuate="onLoad"/></draw:frame></draw:a></text:p>
            <text:list xml:id="list799919619" text:style-name="L3">
              <text:list-item>
                <text:p text:style-name="P21">24,059-Reads</text:p>
              </text:list-item>
            </text:list>
          </table:table-cell>
          <table:table-cell table:style-name="Table1.A2" office:value-type="string">
            <text:p text:style-name="P13"><text:a xlink:type="simple" xlink:href="http://www.engineersgarage.com/electronic-components/atmega16-microcontroller"><text:span text:style-name="T5">ATmega16</text:span></text:a></text:p>
            <text:p text:style-name="P15"> </text:p>
            <text:p text:style-name="P18"><text:span text:style-name="Strong_20_Emphasis"><text:span text:style-name="T1">ATmega16</text:span></text:span><text:span text:style-name="T3"> </text:span><text:span text:style-name="T1">is an 8-bit high performance microcontroller of Atmel’s Mega </text:span><text:a xlink:type="simple" xlink:href="http://www.engineersgarage.com/articles/avr-microcontroller"><text:span text:style-name="T4">AVR</text:span></text:a><text:span text:style-name="T1"> family with low power consumption. Atmega16 is based on enha..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Monaco" svg:font-family="Monaco, Consolas, 'Courier News', monospace"/>
    <style:font-face style:name="OpenSymbol" svg:font-family="OpenSymbol"/>
    <style:font-face style:name="Tahoma" svg:font-family="Tahoma, Arial, sans-serif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angzaib </meta:initial-creator>
    <meta:creation-date>2012-06-03T12:45:47</meta:creation-date>
    <dc:date>2012-06-03T13:03:14</dc:date>
    <dc:creator>Aurangzaib </dc:creator>
    <meta:editing-duration>PT2M17S</meta:editing-duration>
    <meta:editing-cycles>2</meta:editing-cycles>
    <meta:generator>LibreOffice/3.5$Linux_x86 LibreOffice_project/350m1$Build-2</meta:generator>
    <meta:document-statistic meta:table-count="1" meta:image-count="5" meta:object-count="0" meta:page-count="7" meta:paragraph-count="213" meta:word-count="735" meta:character-count="6016" meta:non-whitespace-character-count="4332"/>
  </office:meta>
</office:document-meta>
</file>